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1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fo:language="ru" fo:country="RU" fo:font-weight="bold" officeooo:rsid="00190237" officeooo:paragraph-rsid="00190237" style:font-size-asian="14pt" style:font-weight-asian="bold" style:font-size-complex="14pt" style:font-weight-complex="bold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4d641" officeooo:paragraph-rsid="0024d641" style:font-size-asian="14pt" style:font-weight-asian="normal" style:font-size-complex="14pt" style:font-weight-complex="normal"/>
    </style:style>
    <style:style style:name="P2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04efc" officeooo:paragraph-rsid="0024d641" style:font-size-asian="14pt" style:font-weight-asian="normal" style:font-size-complex="14pt" style:font-weight-complex="normal"/>
    </style:style>
    <style:style style:name="P22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3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normal" officeooo:rsid="00258838" officeooo:paragraph-rsid="00258838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2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bold" officeooo:rsid="00258838" officeooo:paragraph-rsid="00258838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26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27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28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29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3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31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3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24d641"/>
    </style:style>
    <style:style style:name="P33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3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3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rsid="0024d641" officeooo:paragraph-rsid="0024d641"/>
    </style:style>
    <style:style style:name="P36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37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officeooo:rsid="002d3e32" officeooo:paragraph-rsid="002d3e32" style:font-size-asian="12pt" style:font-size-complex="12pt"/>
    </style:style>
    <style:style style:name="P38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P39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en" fo:country="US" fo:font-weight="normal" officeooo:rsid="00311f58" officeooo:paragraph-rsid="00311f58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40" style:family="paragraph" style:parent-style-name="Standard">
      <loext:graphic-properties draw:fill="solid" draw:fill-color="#2b2b2b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#2b2b2b" fo:padding="0cm" fo:border="none" style:shadow="none"/>
      <style:text-properties fo:color="#000000" loext:opacity="100%" style:font-name="Times New Roman" fo:font-size="14pt" fo:language="ru" fo:country="RU" fo:font-weight="normal" officeooo:rsid="0024d641" officeooo:paragraph-rsid="00311f58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41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normal" officeooo:rsid="0024d641" officeooo:paragraph-rsid="0024d641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42" style:family="paragraph" style:parent-style-name="Standard">
      <loext:graphic-properties draw:fill="solid" draw:fill-color="#2b2b2b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#2b2b2b" fo:padding="0cm" fo:border="none" style:shadow="none"/>
      <style:text-properties fo:color="#000000" loext:opacity="100%" style:font-name="Times New Roman" fo:font-size="14pt" fo:language="ru" fo:country="RU" fo:font-weight="normal" officeooo:rsid="0024d641" officeooo:paragraph-rsid="0024d641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4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4d641" officeooo:paragraph-rsid="0024d641" style:font-size-asian="14pt" style:font-weight-asian="normal" style:font-size-complex="14pt" style:font-weight-complex="normal"/>
    </style:style>
    <style:style style:name="P4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f2112" officeooo:paragraph-rsid="002f2112" style:font-size-asian="14pt" style:font-weight-asian="normal" style:font-size-complex="14pt" style:font-weight-complex="normal"/>
    </style:style>
    <style:style style:name="P4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bold" officeooo:rsid="0024d641" officeooo:paragraph-rsid="0024d641" style:font-size-asian="14pt" style:font-weight-asian="bold" style:font-size-complex="14pt" style:font-weight-complex="bold"/>
    </style:style>
    <style:style style:name="P4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24d641"/>
    </style:style>
    <style:style style:name="P4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bold" officeooo:rsid="002f2112" officeooo:paragraph-rsid="002f2112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4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normal" officeooo:rsid="0024d641" officeooo:paragraph-rsid="0024d641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4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normal" officeooo:rsid="00311f58" officeooo:paragraph-rsid="00311f58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5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en" fo:country="US" fo:font-weight="normal" officeooo:rsid="00311f58" officeooo:paragraph-rsid="00311f58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5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311f58" officeooo:paragraph-rsid="00311f58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5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font-size="8pt" fo:font-weight="normal" officeooo:rsid="0024d641" officeooo:paragraph-rsid="0024d641" style:font-size-asian="8pt" style:font-weight-asian="normal" style:font-size-complex="8pt" style:font-weight-complex="normal"/>
    </style:style>
    <style:style style:name="P5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font-size="8pt" fo:font-weight="normal" officeooo:rsid="002f2112" officeooo:paragraph-rsid="002f2112" style:font-size-asian="8pt" style:font-weight-asian="normal" style:font-size-complex="8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04efc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24d641" style:font-size-asian="14pt" style:font-weight-asian="bold" style:font-size-complex="14pt" style:font-weight-complex="bold"/>
    </style:style>
    <style:style style:name="T5" style:family="text">
      <style:text-properties fo:font-size="14pt" fo:font-weight="normal" officeooo:rsid="00204efc" style:font-size-asian="14pt" style:font-weight-asian="normal" style:font-size-complex="14pt" style:font-weight-complex="normal"/>
    </style:style>
    <style:style style:name="T6" style:family="text">
      <style:text-properties officeooo:rsid="001ce55d"/>
    </style:style>
    <style:style style:name="T7" style:family="text">
      <style:text-properties officeooo:rsid="0024d641"/>
    </style:style>
    <style:style style:name="T8" style:family="text">
      <style:text-properties officeooo:rsid="002f2112"/>
    </style:style>
    <style:style style:name="T9" style:family="text">
      <style:text-properties officeooo:rsid="00311f58"/>
    </style:style>
    <style:style style:name="T10" style:family="text">
      <style:text-properties fo:color="#e8bf6a" loext:opacity="100%" style:font-name="JetBrains Mono" fo:font-size="10.5pt" fo:font-style="normal" style:font-size-asian="10.5pt" style:font-style-asian="normal"/>
    </style:style>
    <style:style style:name="T11" style:family="text">
      <style:text-properties fo:color="#a9b7c6" loext:opacity="100%" style:font-name="JetBrains Mono" fo:font-size="10.5pt" fo:font-style="normal" style:font-size-asian="10.5pt" style:font-style-asian="normal"/>
    </style:style>
    <style:style style:name="T12" style:family="text">
      <style:text-properties fo:color="#bbb529" loext:opacity="100%" style:font-name="JetBrains Mono" fo:font-size="10.5pt" fo:font-style="normal" style:font-size-asian="10.5pt" style:font-style-asian="normal"/>
    </style:style>
    <style:style style:name="T13" style:family="text">
      <style:text-properties fo:color="#cc7832" loext:opacity="100%" style:font-name="JetBrains Mono" fo:font-size="10.5pt" fo:font-style="normal" style:font-size-asian="10.5pt" style:font-style-asian="normal"/>
    </style:style>
    <style:style style:name="T14" style:family="text">
      <style:text-properties fo:color="#9876aa" loext:opacity="100%" style:font-name="JetBrains Mono" fo:font-size="10.5pt" fo:font-style="normal" style:font-size-asian="10.5pt" style:font-style-asian="normal"/>
    </style:style>
    <style:style style:name="T15" style:family="text">
      <style:text-properties fo:color="#9876aa" loext:opacity="100%" style:font-name="JetBrains Mono" fo:font-size="10.5pt" fo:font-style="italic" style:font-size-asian="10.5pt" style:font-style-asian="italic"/>
    </style:style>
    <style:style style:name="T16" style:family="text">
      <style:text-properties fo:color="#6a8759" loext:opacity="100%" style:font-name="JetBrains Mono" fo:font-size="10.5pt" fo:font-style="normal" style:font-size-asian="10.5pt" style:font-style-asian="normal"/>
    </style:style>
    <style:style style:name="T17" style:family="text">
      <style:text-properties fo:color="#ffc66d" loext:opacity="100%" style:font-name="JetBrains Mono" fo:font-size="10.5pt" fo:font-style="normal" style:font-size-asian="10.5pt" style:font-style-asian="normal"/>
    </style:style>
    <style:style style:name="T18" style:family="text">
      <style:text-properties fo:color="#808080" loext:opacity="100%" style:font-name="JetBrains Mono" fo:font-size="10.5pt" fo:font-style="normal" style:font-size-asian="10.5pt" style:font-style-asian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311f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ИНИСТЕРСТВО НАУКИ И ВЫСШЕГО ОБРАЗОВАНИЯ РОССИЙСКОЙ ФЕДЕРАЦИИ</text:p>
      <text:p text:style-name="P28">федеральное государственное автономное образовательное учреждение высшего образования</text:p>
      <text:p text:style-name="P26">«САНКТ-ПЕТЕРБУРГСКИЙ ГОСУДАРСТВЕННЫЙ УНИВЕРСИТЕТ </text:p>
      <text:p text:style-name="P26">АЭРОКОСМИЧЕСКОГО ПРИБОРОСТРОЕНИЯ»</text:p>
      <text:p text:style-name="P12"/>
      <text:p text:style-name="P13">Кафедра компьютерных технологий и программной инженерии</text:p>
      <text:p text:style-name="P14"/>
      <text:p text:style-name="P13"/>
      <text:p text:style-name="P13"/>
      <text:p text:style-name="P13"/>
      <text:p text:style-name="P13"/>
      <text:p text:style-name="P13"/>
      <text:p text:style-name="P36">ОТЧЁТ</text:p>
      <text:p text:style-name="P23">ЗАЩИЩЁН С ОЦЕНКОЙ</text:p>
      <text:p text:style-name="P27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ассистент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7">Кочин <text:span text:style-name="T7">Д. А.</text:span>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33"/>
      <text:p text:style-name="P22">Отчёт по лабораторной работе №<text:span text:style-name="T8">7</text:span></text:p>
      <text:p text:style-name="P37"/>
      <text:p text:style-name="P29"/>
      <text:p text:style-name="P15">по курсу: Технология разработки серверных информационных систем</text:p>
      <text:p text:style-name="P15"/>
      <text:p text:style-name="P16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8">СТУДЕНТ ГР. №</text:p>
          </table:table-cell>
          <table:covered-table-cell/>
          <table:table-cell table:style-name="Таблица3.C1" office:value-type="string">
            <text:p text:style-name="P10">4932</text:p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11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30"/>
      <text:p text:style-name="P30"/>
      <text:p text:style-name="P34"/>
      <text:p text:style-name="P34"/>
      <text:p text:style-name="P34"/>
      <text:p text:style-name="P34"/>
      <text:p text:style-name="P31"/>
      <text:p text:style-name="P31"/>
      <text:p text:style-name="P17">Санкт-Петербург </text:p>
      <text:p text:style-name="P18">202<text:span text:style-name="T6">1</text:span></text:p>
      <text:p text:style-name="P19"><text:soft-page-break/></text:p>
      <text:p text:style-name="P32"><text:span text:style-name="T4">1. </text:span><text:span text:style-name="T2">Цель работы</text:span><text:span text:style-name="T3">:</text:span></text:p>
      <text:p text:style-name="P32"><text:span text:style-name="T5"><text:tab/></text:span>реализация простой системы распределенной репликации (“писателичитатели”). </text:p>
      <text:p text:style-name="P21"/>
      <text:p text:style-name="P35"><text:span text:style-name="T2">2. </text:span><text:span text:style-name="T3">В</text:span><text:span text:style-name="T2">ариант:</text:span></text:p>
      <text:p text:style-name="P20"><text:tab/>9. Складской учёт.</text:p>
      <text:p text:style-name="P20"/>
      <text:p text:style-name="P45">3. Описание:</text:p>
      <text:p text:style-name="P20"/>
      <text:p text:style-name="P44">запуск zookeeper</text:p>
      <text:p text:style-name="P44"/>
      <text:p text:style-name="P44">.\bin\windows\zookeeper-server-start.bat .\config\zookeeper.properties</text:p>
      <text:p text:style-name="P20"/>
      <text:p text:style-name="P52">[2021-12-18 17:08:47,738] INFO tickTime set to 3000 (org.apache.zookeeper.server.ZooKeeperServer)</text:p>
      <text:p text:style-name="P52">[2021-12-18 17:08:47,738] INFO minSessionTimeout set to -1 (org.apache.zookeeper.server.ZooKeeperServer)</text:p>
      <text:p text:style-name="P52">[2021-12-18 17:08:47,746] INFO maxSessionTimeout set to -1 (org.apache.zookeeper.server.ZooKeeperServer)</text:p>
      <text:p text:style-name="P52">[2021-12-18 17:08:47,808] INFO binding to port 0.0.0.0/0.0.0.0:2181 (org.apache.zookeeper.server.NIOServerCnxnFactory)</text:p>
      <text:p text:style-name="P52">[2021-12-18 17:08:57,009] INFO Expiring session 0x17dcd7751ff0001, timeout of 6000ms exceeded (org.apache.zookeeper.server.ZooKeeperServer)</text:p>
      <text:p text:style-name="P52">[2021-12-18 17:08:57,012] INFO Processed session termination for sessionid: 0x17dcd7751ff0001 (org.apache.zookeeper.server.PrepRequestProcessor)</text:p>
      <text:p text:style-name="P20"/>
      <text:p text:style-name="P44">запуск kafka-server</text:p>
      <text:p text:style-name="P44"/>
      <text:p text:style-name="P44">.\bin\windows\kafka-server-start.bat config/server.properties</text:p>
      <text:p text:style-name="P44"/>
      <text:p text:style-name="P53">[2021-12-18 17:10:20,454] INFO Client environment:java.io.tmpdir=C:\Temp\ (org.apache.zookeeper.ZooKeeper)</text:p>
      <text:p text:style-name="P53">[2021-12-18 17:10:20,454] INFO Client environment:java.compiler=&lt;NA&gt; (org.apache.zookeeper.ZooKeeper)</text:p>
      <text:p text:style-name="P53">[2021-12-18 17:10:20,454] INFO Client environment:os.name=Windows 10 (org.apache.zookeeper.ZooKeeper)</text:p>
      <text:p text:style-name="P53">[2021-12-18 17:10:20,454] INFO Client environment:os.arch=amd64 (org.apache.zookeeper.ZooKeeper)</text:p>
      <text:p text:style-name="P53">[2021-12-18 17:10:20,454] INFO Client environment:os.version=10.0 (org.apache.zookeeper.ZooKeeper)</text:p>
      <text:p text:style-name="P53">[2021-12-18 17:10:20,454] INFO Client environment:user.name=Rearden (org.apache.zookeeper.ZooKeeper)</text:p>
      <text:p text:style-name="P53">[2021-12-18 17:10:20,454] INFO Client environment:user.home=D:\Users\Rearden (org.apache.zookeeper.ZooKeeper)</text:p>
      <text:p text:style-name="P53">[2021-12-18 17:10:20,454] INFO Client environment:user.dir=D:\Program Files\Kafka (org.apache.zookeeper.ZooKeeper)</text:p>
      <text:p text:style-name="P48"/>
      <text:p text:style-name="P49">создание <text:span text:style-name="T19"><text:s/>topic</text:span></text:p>
      <text:p text:style-name="P51"><text:span text:style-name="T19">.\kafka-topics.bat --create --partitions 1 --replication-factor 1 --zookeeper localhost:2181 --topic TRSISLAB7</text:span></text:p>
      <text:p text:style-name="P48"/>
      <text:p text:style-name="P47">Код</text:p>
      <text:p text:style-name="P50">KafkaConsumer</text:p>
      <text:p text:style-name="P40"><text:span text:style-name="T12">@Service</text:span><text:line-break/><text:span text:style-name="T13">public class </text:span><text:span text:style-name="T11">KafkaConsumer {</text:span><text:line-break/><text:span text:style-name="T11"> <text:s text:c="3"/></text:span><text:span text:style-name="T12">@Autowired</text:span><text:line-break/><text:span text:style-name="T12"> <text:s text:c="3"/></text:span><text:span text:style-name="T11">ItemRepository </text:span><text:span text:style-name="T14">itemRepository</text:span><text:span text:style-name="T13">;</text:span><text:line-break/><text:line-break/><text:span text:style-name="T13"> <text:s text:c="3"/></text:span><text:span text:style-name="T12">@KafkaListener</text:span><text:span text:style-name="T11">(topics = </text:span><text:span text:style-name="T16">"TRSIS7"</text:span><text:span text:style-name="T13">, </text:span><text:span text:style-name="T11">groupId = </text:span><text:span text:style-name="T16">"group0"</text:span><text:span text:style-name="T11">)</text:span><text:line-break/><text:span text:style-name="T11"> <text:s text:c="3"/></text:span><text:span text:style-name="T13">public void </text:span><text:span text:style-name="T17">consume</text:span><text:span text:style-name="T11">(ConsumerRecord&lt;String</text:span><text:span text:style-name="T13">,</text:span><text:span text:style-name="T11">String&gt; message) </text:span><text:span text:style-name="T13">throws </text:span><text:span text:style-name="T11">IOException {</text:span><text:line-break/><text:span text:style-name="T11"> <text:s text:c="7"/>ObjectMapper mapper = </text:span><text:span text:style-name="T13">new </text:span><text:span text:style-name="T11">ObjectMapper()</text:span><text:span text:style-name="T13">;</text:span><text:line-break/><text:span text:style-name="T13"> <text:s text:c="7"/></text:span><text:span text:style-name="T11">ItemEntity authorModel = mapper.readValue(message.value()</text:span><text:span text:style-name="T13">, </text:span><text:span text:style-name="T11">ItemEntity.</text:span><text:span text:style-name="T13">class</text:span><text:span text:style-name="T11">)</text:span><text:span text:style-name="T13">;</text:span><text:line-break/><text:span text:style-name="T13"> <text:s text:c="7"/></text:span><text:span text:style-name="T14">itemRepository</text:span><text:span text:style-name="T11">.save(authorModel)</text:span><text:span text:style-name="T13">;</text:span><text:line-break/><text:span text:style-name="T13"> <text:s text:c="3"/></text:span><text:span text:style-name="T11">}</text:span><text:line-break/><text:span text:style-name="T11">}</text:span></text:p>
      <text:p text:style-name="P48"/>
      <text:p text:style-name="P48"><text:soft-page-break/>KafkaController</text:p>
      <text:p text:style-name="P42"><text:span text:style-name="T12">@RestController</text:span><text:line-break/><text:span text:style-name="T13">public class </text:span><text:span text:style-name="T11">KafkaController {</text:span><text:line-break/><text:span text:style-name="T11"> <text:s text:c="3"/></text:span><text:span text:style-name="T12">@Autowired</text:span><text:line-break/><text:span text:style-name="T12"> <text:s text:c="3"/></text:span><text:span text:style-name="T11">KafkaProducer </text:span><text:span text:style-name="T14">producer</text:span><text:span text:style-name="T13">;</text:span><text:line-break/><text:line-break/><text:span text:style-name="T13"> <text:s text:c="3"/></text:span><text:span text:style-name="T12">@Autowired</text:span><text:line-break/><text:span text:style-name="T12"> <text:s text:c="3"/></text:span><text:span text:style-name="T11">KafkaConsumer </text:span><text:span text:style-name="T14">consumer</text:span><text:span text:style-name="T13">;</text:span><text:line-break/><text:line-break/><text:span text:style-name="T13"> <text:s text:c="3"/></text:span><text:span text:style-name="T12">@PostMapping</text:span><text:span text:style-name="T11">(</text:span><text:span text:style-name="T16">"/kafka-add"</text:span><text:span text:style-name="T11">)</text:span><text:line-break/><text:span text:style-name="T11"> <text:s text:c="3"/></text:span><text:span text:style-name="T13">public </text:span><text:span text:style-name="T11">String </text:span><text:span text:style-name="T17">sendMessage</text:span><text:span text:style-name="T11">(</text:span><text:span text:style-name="T12">@RequestBody </text:span><text:span text:style-name="T11">ItemEntity item) </text:span><text:span text:style-name="T13">throws </text:span><text:span text:style-name="T11">JsonProcessingException {</text:span><text:line-break/><text:span text:style-name="T11"> <text:s text:c="7"/></text:span><text:span text:style-name="T13">this</text:span><text:span text:style-name="T11">.</text:span><text:span text:style-name="T14">producer</text:span><text:span text:style-name="T11">.sendMessage(item)</text:span><text:span text:style-name="T13">;</text:span><text:line-break/><text:span text:style-name="T13"> <text:s text:c="7"/>return </text:span><text:span text:style-name="T16">"Successfully"</text:span><text:span text:style-name="T13">;</text:span><text:line-break/><text:span text:style-name="T13"> <text:s text:c="3"/></text:span><text:span text:style-name="T11">}</text:span><text:line-break/><text:span text:style-name="T11">}</text:span></text:p>
      <text:p text:style-name="P41"/>
      <text:p text:style-name="P41">KafkaProducer</text:p>
      <text:p text:style-name="P42"><text:span text:style-name="T12">@Service</text:span><text:line-break/><text:span text:style-name="T13">public class </text:span><text:span text:style-name="T11">KafkaProducer {</text:span><text:line-break/><text:span text:style-name="T11"> <text:s text:c="3"/></text:span><text:span text:style-name="T13">private static final </text:span><text:span text:style-name="T11">String </text:span><text:span text:style-name="T15">TOPIC </text:span><text:span text:style-name="T11">= </text:span><text:span text:style-name="T16">"TRSISLAB77"</text:span><text:span text:style-name="T13">;</text:span><text:line-break/><text:line-break/><text:span text:style-name="T13"> <text:s text:c="3"/></text:span><text:span text:style-name="T12">@Autowired</text:span><text:line-break/><text:span text:style-name="T12"> <text:s text:c="3"/></text:span><text:span text:style-name="T13">private </text:span><text:span text:style-name="T11">KafkaTemplate&lt;String</text:span><text:span text:style-name="T13">, </text:span><text:span text:style-name="T11">String&gt; </text:span><text:span text:style-name="T14">kafkaTemplate</text:span><text:span text:style-name="T13">;</text:span><text:line-break/><text:line-break/><text:span text:style-name="T13"> <text:s text:c="3"/>public void </text:span><text:span text:style-name="T17">sendMessage</text:span><text:span text:style-name="T11">(ItemEntity item) </text:span><text:span text:style-name="T13">throws </text:span><text:span text:style-name="T11">JsonProcessingException {</text:span><text:line-break/><text:span text:style-name="T11"> <text:s text:c="7"/>ObjectMapper mapper = </text:span><text:span text:style-name="T13">new </text:span><text:span text:style-name="T11">ObjectMapper()</text:span><text:span text:style-name="T13">;</text:span><text:line-break/><text:span text:style-name="T13"> <text:s text:c="7"/></text:span><text:span text:style-name="T18">//try {</text:span><text:line-break/><text:span text:style-name="T18"> <text:s text:c="7"/></text:span><text:span text:style-name="T11">String message = mapper.writeValueAsString(item)</text:span><text:span text:style-name="T13">;</text:span><text:line-break/><text:span text:style-name="T13"> <text:s text:c="7"/>this</text:span><text:span text:style-name="T11">.</text:span><text:span text:style-name="T14">kafkaTemplate</text:span><text:span text:style-name="T11">.send(</text:span><text:span text:style-name="T15">TOPIC</text:span><text:span text:style-name="T13">, </text:span><text:span text:style-name="T11">message)</text:span><text:span text:style-name="T13">;</text:span><text:line-break/><text:span text:style-name="T13"> <text:s text:c="3"/></text:span><text:span text:style-name="T11">}</text:span><text:line-break/><text:span text:style-name="T11">}</text:span></text:p>
      <text:p text:style-name="P41"/>
      <text:p text:style-name="P25">4. Вывод:</text:p>
      <text:p text:style-name="P24"><text:tab/>В ходе выполнение лабораторной <text:span text:style-name="T9">был добавлен kafka server для балансировки нагрузк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1T16:32:00</meta:creation-date>
    <meta:initial-creator>User1</meta:initial-creator>
    <dc:language>ru-RU</dc:language>
    <meta:print-date>2019-12-06T16:31:00</meta:print-date>
    <dc:date>2021-12-18T17:22:02.512000000</dc:date>
    <meta:editing-cycles>33</meta:editing-cycles>
    <meta:editing-duration>PT4H36M23S</meta:editing-duration>
    <meta:generator>LibreOffice/7.2.2.2$Windows_X86_64 LibreOffice_project/02b2acce88a210515b4a5bb2e46cbfb63fe97d56</meta:generator>
    <meta:document-statistic meta:table-count="2" meta:image-count="0" meta:object-count="0" meta:page-count="3" meta:paragraph-count="57" meta:word-count="328" meta:character-count="3856" meta:non-whitespace-character-count="34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